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officeooo:rsid="006bd89c" officeooo:paragraph-rsid="00147779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693058" officeooo:paragraph-rsid="0014777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6946a3" officeooo:paragraph-rsid="0014777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69a009" officeooo:paragraph-rsid="0014777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6b59b5" officeooo:paragraph-rsid="0014777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6bd89c" officeooo:paragraph-rsid="00147779" style:font-size-asian="12pt" style:font-style-asian="italic" style:font-size-complex="12pt" style:font-style-complex="italic"/>
    </style:style>
    <style:style style:name="P7" style:family="paragraph" style:parent-style-name="Heading_20_2">
      <style:paragraph-properties fo:text-align="center" style:justify-single-word="false"/>
      <style:text-properties style:font-name="Liberation Serif" fo:font-size="12pt" officeooo:rsid="00693058" officeooo:paragraph-rsid="00147779" style:font-size-asian="12pt" style:font-size-complex="12pt"/>
    </style:style>
    <style:style style:name="T1" style:family="text">
      <style:text-properties officeooo:rsid="0165e8ad"/>
    </style:style>
    <style:style style:name="T2" style:family="text">
      <style:text-properties officeooo:rsid="0123db34"/>
    </style:style>
    <style:style style:name="T3" style:family="text">
      <style:text-properties officeooo:rsid="0069a009"/>
    </style:style>
    <style:style style:name="T4" style:family="text">
      <style:text-properties officeooo:rsid="006b59b5"/>
    </style:style>
    <style:style style:name="T5" style:family="text">
      <style:text-properties officeooo:rsid="01568cb7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/>
      <text:p text:style-name="P2"/>
      <text:p text:style-name="P2">На место сибиряка Черных к нам новый комроты <text:s/>перевёлся, или его перевели, <text:s/>из Монгольских степей; тоже капитан.</text:p>
      <text:p text:style-name="P2">Нос такой длинный, аж до верхней губы достаёт. Сам общительный такой. </text:p>
      <text:p text:style-name="P2">Когда его дежурство, он в кабинете не сидит, всё по казарме расхаживает, солдатикам про сертификаты рассказывает, или бороться затеет. </text:p>
      <text:p text:style-name="P2">И после борьбы такой радостный весь, глазки блестят, по щекам красные пятна, а губа за нос цепляется.</text:p>
      <text:p text:style-name="P2">Я смотрю, что-то в его ужимках знакомое мелькает, а что не вруб<text:span text:style-name="T2">а</text:span>... </text:p>
      <text:p text:style-name="P2">Ну, да! Мальчик из Нальчика!</text:p>
      <text:p text:style-name="P3">Но ведь офицер! И жена есть.</text:p>
      <text:p text:style-name="P3">Вобщем, окрестил я его по имени монгольской валюты «тугриком» и кликуха враз прижилась среди личного состава роты.</text:p>
      <text:p text:style-name="P3">И вот, на вечерней проверке опять Тугрик завёлся какой он богатый на эти самые сертификаты, завтра пойдёт холодильник жене покупать и себе часы наручные, а то в этих уже ходить стыдно — придётся выбросить, хотя жалко, «Командирские» называются.</text:p>
      <text:p text:style-name="P3"><text:s/>Я не выдержал и говорю:</text:p>
      <text:p text:style-name="P3">- <text:span text:style-name="T2">Н</text:span>е хочешь выбрасывать — отдай кому-то из солдат.</text:p>
      <text:p text:style-name="P3">Он сразу:</text:p>
      <text:p text:style-name="P3">- Кто сказал? Выйти из строя!</text:p>
      <text:p text:style-name="P3">Вышел я. Он ко мне подходит, демонстративно так ремешок часов расстёгивает:</text:p>
      <text:p text:style-name="P3">- На!</text:p>
      <text:p text:style-name="P3">Я взял и в карман сунул, хотя он, конечно, на другой исход рассчитывал.</text:p>
      <text:p text:style-name="P3">Но как я на следующий день с часами этими намучался!</text:p>
      <text:p text:style-name="P3">Полдня ходил по улицам, чтоб толкнуть — никто покупать не хочет; думают как стройбатовец, так и часы краденые. </text:p>
      <text:p text:style-name="P3">И хорошие ж часы, отец мой в Москве за такие 25 рублей платил, а я за 7 отдать согласен.</text:p>
      <text:p text:style-name="P3">Первый раз не шакалю, а товар предлагаю. </text:p>
      <text:p text:style-name="P3">Дохлая <text:span text:style-name="T3">вещь</text:span> коммерция, если спроса нет.</text:p>
      <text:p text:style-name="P4">Под конец занёс я их в часовую мастерскую, мастер трёшку предложил и я согласился.</text:p>
      <text:p text:style-name="P4">Выхожу из мастерской с честно заработанными и — надо же совпадение! <text:s/>— <text:s/>подваливает ко мне какой-то ханыга:</text:p>
      <text:p text:style-name="P4">- Солдат! Часы у меня купи, за троячку отдам!</text:p>
      <text:p text:style-name="P4">Эти алкаши до того оборзели, уже даже к стройбату пристают.</text:p>
      <text:p text:style-name="P4"/>
      <text:p text:style-name="P4">Через неделю мне Ваня рассказал, что у него в кочегарке повар из «молодых» в мастерской на верстаке спал. Тугрик дежурным по части был, <text:span text:style-name="T2">так</text:span> даже в кочегарку свой длинный нос сунул. «Молодого» спящим на матрасе увидел, за хуй его схватил:</text:p>
      <text:p text:style-name="P4">- Дай! Ну, дай!</text:p>
      <text:p text:style-name="P4">Вобщем, Ваня говорил, что Тугрик уже у двух «молодых» поваров сосёт, а один из них его жену поёбывает.</text:p>
      <text:p text:style-name="P4"/>
      <text:p text:style-name="P4">В казарме <text:span text:style-name="T2">он </text:span>один раз начал на меня наезжать:</text:p>
      <text:p text:style-name="P4">- Не слишком ли ты себя «дедом» ставишь?</text:p>
      <text:p text:style-name="P4">Я в ответ ничего не сказал. </text:p>
      <text:p text:style-name="P4">Ни слова. </text:p>
      <text:p text:style-name="P4">Только губы вытянул и три звука издал «чмок-чмок-чмок».</text:p>
      <text:p text:style-name="P4">Он молча развернулся и отошёл по проходу. С тех пор меня не замечает. </text:p>
      <text:p text:style-name="P4">Вот такой я негодяй оказался. </text:p>
      <text:p text:style-name="P4">Н<text:span text:style-name="T2">и</text:span>г<text:span text:style-name="T2">а-а-</text:span>дяй пр<text:span text:style-name="T2">а-а</text:span>тивный!</text:p>
      <text:p text:style-name="P4"><text:soft-page-break/></text:p>
      <text:p text:style-name="P4">В роте новенький появился, его перевели из другого стройбата, аж где-то в Дагестане.</text:p>
      <text:p text:style-name="P4">Он там в самоволку ушёл и застал свою жену с кем-то ещё. Начал разборку, но его повязали и на «губе» он так убедительно обещал всех порешить и с собой покончить, что его к нам перевели — дальше некуда было.</text:p>
      <text:p text:style-name="P4">Кавказец какой-то. </text:p>
      <text:p text:style-name="P4">Кто их разберёт: в одном Дагестане аж 48 народностей. </text:p>
      <text:p text:style-name="P4">Всё время молчит ни с кем <text:s text:c="2"/>не разговаривает. <text:span text:style-name="T4">К нему тоже подходить опасаются. Типа, новый зверь в привычной клетке.</text:span></text:p>
      <text:p text:style-name="P5">Как-то вечером сидит он на табурете с газетой. Я мимо шёл по проходу. </text:p>
      <text:p text:style-name="P5">Чё-то заголовок какой-то меня заинтересовал. </text:p>
      <text:p text:style-name="P5">В натуре, не шугаю, просто хочу глянуть и отдать. </text:p>
      <text:p text:style-name="P5">А он:</text:p>
      <text:p text:style-name="P5">- Уйди!</text:p>
      <text:p text:style-name="P5">- Ты чё! Блатуешь, салага?</text:p>
      <text:p text:style-name="P5">Он вскочил. </text:p>
      <text:p text:style-name="P5">Так я до него даже дотянуться не успел. Сразу <text:span text:style-name="T5">сворой</text:span> <text:span text:style-name="T5">налетели</text:span> и его метелить начали. <text:s/></text:p>
      <text:p text:style-name="P5">Он вырвался — убежал из роты.</text:p>
      <text:p text:style-name="P5">Что характерно — не «деды» <text:span text:style-name="T2">писанулись</text:span>, а «черпаки». </text:p>
      <text:p text:style-name="P5">Потом уже я догадался — они эти несколько дней на него злобу и страх копили за то, что не такой как они. </text:p>
      <text:p text:style-name="P5">Не по национальному признаку, а за то, что у него такая семейная трагедия, из-за которой тебя может грохнуть без оглядки на квадратуру круга. </text:p>
      <text:p text:style-name="P5">Стая страхом цементируется.</text:p>
      <text:p text:style-name="P5">А он <text:span text:style-name="T2">всего лишь </text:span>в штаб убежал — не рискнул в Дагестан податься. </text:p>
      <text:p text:style-name="P5">Оттуда дежурный по части старлей пришёл и отвёл меня на «губу».</text:p>
      <text:p text:style-name="P5">Там уже один из днепровский отдыхал. У него хорошая дрянь оказалась.</text:p>
      <text:p text:style-name="P5">Раскумарились. </text:p>
      <text:p text:style-name="P5">На нары прилягли и тут он мне начал поливать,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, осознаём мы это или нет.</text:p>
      <text:p text:style-name="P5">Вобщем, такой себе рыцарь-тамплиер из Днепропетровска. </text:p>
      <text:p text:style-name="P1">Но если ты настолько франк-масон, тебя в стройбат загребли бы? </text:p>
      <text:p text:style-name="P1">Но я ему не мешал свой структурный анализ излагать, ведь дурь у него же.</text:p>
      <text:p text:style-name="P1">Тут дверь открывается и вкатывается татарский колобочек. </text:p>
      <text:p text:style-name="P1"><text:span text:style-name="T2">И к</text:span>то это такой смешной и кругленький?</text:p>
      <text:p text:style-name="P1">Алимоша! А тебя за что?</text:p>
      <text:p text:style-name="P1">Дежурный по части снял с грузовика за прибытие в расположение части в нетрезвом состоянии. </text:p>
      <text:p text:style-name="P1">Хотел даже обыск учинить на предмет обнаружения попытки ввоза контрабандного спиртного, но Алимоша стал бить себя в грудь, фуфайку расстегнул и кричит: смотрите, какой он честный боец, а запах это от жигулёвского пива, что выпил по нечаянности, думал, что это ситро, там темно было!..</text:p>
      <text:p text:style-name="P1">Так расстёгнутым его к нам и привели. </text:p>
      <text:p text:style-name="P1">Минут через пять Алимоша в дверь постучал, спросил у дежурных по КПП <text:span text:style-name="T4">—</text:span> старлей ушёл или нет?</text:p>
      <text:p text:style-name="P1">Ушёл.</text:p>
      <text:p text:style-name="P1">Тут Алимоша из рукава фуфайки достал бутылку вина и велел отнести в первую роту Вите Новикову, а то ребята заждались уже.</text:p>
      <text:p text:style-name="P1">Дежурные ушли исполнять поручение, а Алимоша из второго рукава достал вторую бутылку и остался без бицепсов. Ну, и как водится</text:p>
      <text:p text:style-name="P6"><text:tab/><text:tab/><text:tab/>...бойцы вспоминали минувшие дни</text:p>
      <text:p text:style-name="P1"><text:soft-page-break/><text:span text:style-name="T6"><text:tab/><text:tab/><text:tab/> <text:s text:c="2"/>и битвы где вместе рубились они..</text:span>.</text:p>
      <text:p text:style-name="P4"/>
      <text:p text:style-name="P1">Утром нас, конечно ж, выпустили — кому-то ж надо пятилетку выполнять. </text:p>
      <text:p text:style-name="P1">А кавказца, что шантажировал самоубийством <text:span text:style-name="T1">поверх</text:span> <text:s/>сери<text:span text:style-name="T1">и</text:span> убийств, перевели в отдельную ро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4:23:00.300796407</meta:creation-date>
    <dc:date>2017-03-02T14:23:06.533660092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6" meta:word-count="883" meta:character-count="5341" meta:non-whitespace-character-count="4477"/>
    <meta:generator>LibreOffice/4.3.3.2$Linux_x86 LibreOffice_project/430m0$Build-2</meta:generator>
  </office:meta>
</office:document-meta>
</file>